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>
      <style:text-properties style:font-name="Arial"/>
    </style:style>
    <style:style style:name="P3" style:family="paragraph" style:parent-style-name="Text_20_body" style:list-style-name="L2">
      <style:text-properties style:font-name="Arial"/>
    </style:style>
    <style:style style:name="P4" style:family="paragraph" style:parent-style-name="Text_20_body" style:list-style-name="L2">
      <style:text-properties style:font-name="Arial" style:font-name-asian="Courier" style:font-name-complex="Courier"/>
    </style:style>
    <style:style style:name="P5" style:family="paragraph" style:parent-style-name="Text_20_body" style:list-style-name="L3">
      <style:text-properties style:font-name="Arial"/>
    </style:style>
    <style:style style:name="P6" style:family="paragraph" style:parent-style-name="Text_20_body" style:list-style-name="L4">
      <style:text-properties style:font-name="Arial"/>
    </style:style>
    <style:style style:name="P7" style:family="paragraph" style:parent-style-name="Text_20_body" style:list-style-name="L5">
      <style:text-properties style:font-name="Arial"/>
    </style:style>
    <style:style style:name="P8" style:family="paragraph" style:parent-style-name="Text_20_body">
      <style:text-properties style:font-name="Arial" style:text-underline-style="solid" style:text-underline-width="auto" style:text-underline-color="font-color"/>
    </style:style>
    <style:style style:name="P9" style:family="paragraph" style:parent-style-name="Text_20_body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 style:list-style-name="L6">
      <style:text-properties style:font-name="Arial"/>
    </style:style>
    <style:style style:name="P11" style:family="paragraph" style:parent-style-name="Text_20_body">
      <style:text-properties style:font-name="Arial" style:text-underline-style="none"/>
    </style:style>
    <style:style style:name="T1" style:family="text">
      <style:text-properties style:font-name-asian="Courier" style:font-name-complex="Courier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Courier" style:font-name-complex="Couri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lighting</text:p>
      <text:p text:style-name="P9"><text:span text:style-name="T4">Current Situation:</text:span></text:p>
      <text:p text:style-name="P1">WebKit, like all modern browsers, has the ability to select text, graphics and other elements on a screen for the purpose of copying them. The problem with this is that when you are using a touch screen, there is a likelihood for the user to accidentally move their finger a tiny amount and initiate a “select” instead of the desired “click”.</text:p>
      <text:p text:style-name="P1"/>
      <text:p text:style-name="P8">Our Vision:</text:p>
      <text:p text:style-name="P8"><text:span text:style-name="T5">Disable highlighting all together and possibly implement “drag to scroll”.</text:span></text:p>
      <text:p text:style-name="P1"/>
      <text:p text:style-name="P8">Implementation Ideas:</text:p>
      <text:list xml:id="list1526274421" text:style-name="L6">
        <text:list-item>
          <text:p text:style-name="P10">Disable highlighting in WebKit, possibly before or at compile time</text:p>
        </text:list-item>
        <text:list-item>
          <text:p text:style-name="P10">Capture and steal mouse-drag events</text:p>
        </text:list-item>
        <text:list-item>
          <text:p text:style-name="P10">Capture all mouse actions, and only use those we want</text:p>
        </text:list-item>
        <text:list-item>
          <text:p text:style-name="P10">Handle highlighting at the website level (Javascript + CSS)</text:p>
        </text:list-item>
      </text:list>
      <text:p text:style-name="P8"><text:span text:style-name="T5"/></text:p>
      <text:p text:style-name="P8">What did not work (and why):</text:p>
      <text:p text:style-name="P11">Filtering out mouse-clicks turned out to be a very difficult task. It turns out that Gtk handles all mouse events as the same event type, so capturing one type means you are capturing them all.</text:p>
      <text:p text:style-name="P11"/>
      <text:p text:style-name="P8">What Worked</text:p>
      <text:p text:style-name="P8"/>
      <text:p text:style-name="P8"><text:span text:style-name="T5"/></text:p>
      <text:p text:style-name="P1">In the end, we ended up injecting some Javascript into each page. The script would detect a mouse-down, then if no mouse-up occurred for a specified period of time (~250ms), it would call a “select-none” function and cancel the selection.</text:p>
      <text:p text:style-name="P1"/>
      <text:p text:style-name="P8">Final Implementation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1T11:14:22</meta:creation-date>
    <dc:date>2009-05-21T14:32:13</dc:date>
    <meta:editing-duration>PT00H10M53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15" meta:word-count="205" meta:character-count="1186"/>
    <meta:user-defined meta:name="Info 1"/>
    <meta:user-defined meta:name="Info 2"/>
    <meta:user-defined meta:name="Info 3"/>
    <meta:user-defined meta:name="Info 4"/>
  </office:meta>
</office:document-meta>
</file>